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ungarianStemmer.r_factiv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HungarianStemmer.r_ca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ungarianStemmer.r_undou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ungarian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ungarianStemmer.r_mark_regions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HungarianStemmer.r_plural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HungarianStemmer.r_sing_owner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">
            <text:p text:style-name="Table_20_Contents">2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HungarianStemmer.r_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ungarianStemmer.stem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8">
            <text:p text:style-name="Table_20_Contents">28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6">
            <text:p text:style-name="Table_20_Contents">16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ungarianStemmer.r_plur_owner(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HungarianStemmer.r_owned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HungarianStemmer.r_instru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HungarianStemmer.copy_from( Hungarian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ungarianStemmer.r_v_end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ungarianStemmer.r_case_oth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HungarianStemmer.r_case_specia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